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b052" officeooo:paragraph-rsid="000db052"/>
    </style:style>
    <style:style style:name="P2" style:family="paragraph" style:parent-style-name="Standard">
      <style:paragraph-properties fo:text-align="justify" style:justify-single-word="false"/>
      <style:text-properties officeooo:rsid="0011101d" officeooo:paragraph-rsid="0011101d"/>
    </style:style>
    <style:style style:name="P3" style:family="paragraph" style:parent-style-name="Standard">
      <style:paragraph-properties fo:text-align="justify" style:justify-single-word="false"/>
      <style:text-properties officeooo:rsid="000b5e71" officeooo:paragraph-rsid="000b5e71"/>
    </style:style>
    <style:style style:name="P4" style:family="paragraph" style:parent-style-name="Standard">
      <style:paragraph-properties fo:text-align="justify" style:justify-single-word="false"/>
      <style:text-properties officeooo:rsid="000c2aab" officeooo:paragraph-rsid="000c2aa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ано: среднее значение расстояние на 1 топливный бак – 10% от размера галактики с 500 планетными системами.</text:p>
      <text:p text:style-name="P3"/>
      <text:p text:style-name="P4">7800 – размер планетной системы</text:p>
      <text:p text:style-name="P4">7800 * 500 = 3900000 – размер галактики</text:p>
      <text:p text:style-name="P4">390000 – расстояние которое может преодолеть корабль – Легкий истребитель</text:p>
      <text:p text:style-name="P4"/>
      <text:p text:style-name="P4">Пусть параметры ЛИ следующие:</text:p>
      <text:p text:style-name="P4">объем баков – 100</text:p>
      <text:p text:style-name="P4">потребление топлива – 100</text:p>
      <text:p text:style-name="P4">масса корабля – 100</text:p>
      <text:p text:style-name="P1">390000 = <draw:frame draw:style-name="fr1" draw:name="Object1" text:anchor-type="as-char" svg:y="-0.2693in" svg:width="2.7165in" svg:height="0.4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Что касается времени:</text:p>
      <text:p text:style-name="P2">Корабль с базовой скорость 100 должен пролетать расстояние между планетами за 10 минут, расстояние между планетами = 500</text:p>
      <text:p text:style-name="P2"/>
      <text:p text:style-name="P2">10 минут = <draw:frame draw:style-name="fr2" draw:name="Object2" text:anchor-type="as-char" svg:y="-0.2693in" svg:width="2.9071in" svg:height="0.4429in" draw:z-index="1"><draw:object xlink:href="./Object 2" xlink:type="simple" xlink:show="embed" xlink:actuate="onLoad"/><draw:image xlink:href="./ObjectReplacements/Object 2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19:20.592396910</meta:creation-date>
    <meta:generator>LibreOffice/4.2.8.2$Linux_X86_64 LibreOffice_project/420m0$Build-2</meta:generator>
    <dc:date>2017-03-09T11:43:29.324682682</dc:date>
    <meta:editing-duration>PT10M8S</meta:editing-duration>
    <meta:editing-cycles>5</meta:editing-cycles>
    <meta:document-statistic meta:table-count="0" meta:image-count="0" meta:object-count="2" meta:page-count="1" meta:paragraph-count="12" meta:word-count="75" meta:character-count="502" meta:non-whitespace-character-count="430"/>
  </office:meta>
</office:document-meta>
</file>

<file path=Object 1/content.xml><?xml version="1.0" encoding="utf-8"?>
<math xmlns="http://www.w3.org/1998/Math/MathML" display="block">
  <semantics>
    <mrow>
      <mfrac>
        <mrow>
          <msub>
            <mi>K</mi>
            <mi>V</mi>
          </msub>
          <mo stretchy="false">∗</mo>
          <msub>
            <mn>100</mn>
            <mrow>
              <mi mathvariant="italic">объем</mi>
              <mi mathvariant="italic">баков</mi>
            </mrow>
          </msub>
        </mrow>
        <mrow>
          <msub>
            <mn>100</mn>
            <mi mathvariant="italic">потребление</mi>
          </msub>
          <mo stretchy="false">∗</mo>
          <msub>
            <mn>100</mn>
            <mi mathvariant="italic">масса</mi>
          </msub>
        </mrow>
      </mfrac>
      <mo stretchy="false">⇒</mo>
      <mrow>
        <msub>
          <mi>K</mi>
          <mi>V</mi>
        </msub>
        <mo stretchy="false">=</mo>
        <mn>39000000</mn>
      </mrow>
    </mrow>
    <annotation encoding="StarMath 5.0">{K_{V}*100_{объем баков}} over {100_{потребление}*100_{масса}} drarrow K_{V}=39000000 </annotation>
  </semantics>
</math>
</file>

<file path=Object 2/content.xml><?xml version="1.0" encoding="utf-8"?>
<math xmlns="http://www.w3.org/1998/Math/MathML" display="block">
  <semantics>
    <mrow>
      <mrow>
        <mrow>
          <msub>
            <mi>K</mi>
            <mi>T</mi>
          </msub>
          <mo stretchy="false">∗</mo>
          <mfrac>
            <msub>
              <mi>L</mi>
              <mi mathvariant="italic">расстояние</mi>
            </msub>
            <msub>
              <mi>V</mi>
              <mi mathvariant="italic">скорость</mi>
            </msub>
          </mfrac>
        </mrow>
        <mo stretchy="false">=</mo>
        <mrow>
          <msub>
            <mi>K</mi>
            <mi>T</mi>
          </msub>
          <mo stretchy="false">∗</mo>
          <mfrac>
            <mn>500</mn>
            <mn>100</mn>
          </mfrac>
        </mrow>
        <mo stretchy="false">=</mo>
        <mrow>
          <mn>5</mn>
          <mo stretchy="false">∗</mo>
          <msub>
            <mi>K</mi>
            <mi>T</mi>
          </msub>
        </mrow>
      </mrow>
      <mo stretchy="false">⇒</mo>
      <mrow>
        <msub>
          <mi>K</mi>
          <mi>T</mi>
        </msub>
        <mo stretchy="false">=</mo>
        <mn>2</mn>
      </mrow>
    </mrow>
    <annotation encoding="StarMath 5.0">K_{T}*{{L_{расстояние}} over {V_{скорость}}}=K_{ T }*{ {500} over {100} }=5*K_{ T } drarrow K_{ T }=2</annotation>
  </semantics>
</math>
</file>